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p>
        <mfenced open="∣" close="∣">
          <mrow>
            <mo stretchy="false">ψ</mo>
            <mrow>
              <mo stretchy="false">(</mo>
              <mrow>
                <mstyle mathvariant="bold">
                  <mrow>
                    <mi>r</mi>
                  </mrow>
                </mstyle>
                <mi>,</mi>
                <mi>t</mi>
              </mrow>
              <mo stretchy="false">)</mo>
            </mrow>
          </mrow>
        </mfenced>
        <mn>2</mn>
      </msup>
      <msup>
        <mtext>d</mtext>
        <mn>3</mn>
      </msup>
      <mi>r</mi>
    </mrow>
    <annotation encoding="StarMath 5.0">left lline %ipsi(bold r , t) right rline ^ 2 "d" ^ 3 r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14T10:56:02.631000000</meta:creation-date>
    <meta:generator>LibreOffice/4.1.4.2$Windows_x86 LibreOffice_project/0a0440ccc0227ad9829de5f46be37cfb6edcf72</meta:generator>
  </office:meta>
</office:document-meta>
</file>